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2400000024D065DF4C96311F40.png" manifest:media-type="image/png"/>
  <manifest:file-entry manifest:full-path="Pictures/100000000000012C000000A820C8694F9B818D0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arial" svg:font-family="arial, sans-serif"/>
    <style:font-face style:name="Lohit Gujarati" svg:font-family="'Lohit Gujarat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fo:break-before="column" table:align="left"/>
    </style:style>
    <style:style style:name="Tabla3.A" style:family="table-column">
      <style:table-column-properties style:column-width="2.127cm"/>
    </style:style>
    <style:style style:name="Tabla3.C" style:family="table-column">
      <style:table-column-properties style:column-width="14.547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Tabla3.B3" style:family="table-cell" style:data-style-name="N0">
      <style:table-cell-properties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officeooo:paragraph-rsid="006bc22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7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2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4b0756"/>
    </style:style>
    <style:style style:name="P1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b0756" style:font-size-asian="6pt" style:font-name-complex="Lucida Sans" style:font-size-complex="6pt"/>
    </style:style>
    <style:style style:name="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4c20f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d4c2a" officeooo:paragraph-rsid="004d4c2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Standard">
      <style:text-properties fo:font-size="2pt" style:font-size-asian="2pt" style:font-size-complex="2pt"/>
    </style:style>
    <style:style style:name="P38" style:family="paragraph" style:parent-style-name="Standard">
      <style:text-properties style:font-name="Lucida Sans" fo:font-size="14pt" style:font-size-asian="14pt" style:font-size-complex="14pt"/>
    </style:style>
    <style:style style:name="P39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695b65" style:font-size-asian="8pt" style:font-name-complex="Lucida Sans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1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4c20f2" style:font-size-asian="8pt" style:font-name-complex="Lucida Sans" style:font-size-complex="8pt"/>
    </style:style>
    <style:style style:name="P52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4d4c2a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6c26cd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Lohit Gujarati" fo:font-size="9pt" officeooo:paragraph-rsid="006c26cd" style:font-size-asian="9pt" style:font-size-complex="9pt"/>
    </style:style>
    <style:style style:name="P5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2222" style:text-position="-5% 100%" style:font-name="Lohit Gujarati" fo:font-size="9pt" fo:letter-spacing="normal" fo:font-style="normal" style:text-underline-style="none" fo:font-weight="normal" officeooo:rsid="00f41eb7" officeooo:paragraph-rsid="006c26cd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8" style:family="text">
      <style:text-properties style:text-position="-5% 100%" fo:font-size="9pt" fo:letter-spacing="-0.012cm" fo:font-weight="normal" officeooo:rsid="004c20f2" style:font-size-asian="9pt" style:font-weight-asian="normal" style:font-size-complex="9pt" style:font-weight-complex="normal"/>
    </style:style>
    <style:style style:name="T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style:text-position="-5% 100%" fo:font-weight="normal" officeooo:rsid="004c20f2" style:font-weight-asian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officeooo:rsid="0010c812" style:font-style-asian="normal" style:font-style-complex="normal"/>
    </style:style>
    <style:style style:name="T47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8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49" style:family="text">
      <style:text-properties fo:font-variant="normal" fo:text-transform="none" fo:color="#222222" style:text-position="-5% 100%" style:font-name="Lohit Gujarati" fo:font-size="9pt" fo:letter-spacing="normal" fo:font-style="normal" style:text-underline-style="none" style:font-size-asian="9pt" style:font-style-asian="normal" style:font-name-complex="Lucida Sans" style:font-size-complex="9pt" style:font-style-complex="normal"/>
    </style:style>
    <style:style style:name="T50" style:family="text">
      <style:text-properties fo:font-variant="normal" fo:text-transform="none" fo:color="#222222" style:text-position="-5% 100%" style:font-name="Lohit Gujarati" fo:font-size="9pt" fo:letter-spacing="normal" fo:font-style="normal" style:text-underline-style="none" officeooo:rsid="00f41eb7" style:font-size-asian="9pt" style:font-style-asian="normal" style:font-name-complex="Lucida Sans" style:font-size-complex="9pt" style:font-style-complex="normal"/>
    </style:style>
    <style:style style:name="T51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5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fo:letter-spacing="0.004cm" fo:font-style="normal" style:font-style-asian="normal" style:font-style-complex="normal"/>
    </style:style>
    <style:style style:name="T5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officeooo:rsid="004ee76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4e00d8" style:font-style-asian="normal" style:font-style-complex="normal"/>
    </style:style>
    <style:style style:name="T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7" style:family="text">
      <style:text-properties style:text-underline-style="none"/>
    </style:style>
    <style:style style:name="T68" style:family="text">
      <style:text-properties fo:font-size="11pt" style:text-underline-style="none" style:font-size-asian="11pt" style:font-size-complex="11pt"/>
    </style:style>
    <style:style style:name="T69" style:family="text">
      <style:text-properties officeooo:rsid="004c20f2"/>
    </style:style>
    <style:style style:name="T70" style:family="text">
      <style:text-properties officeooo:rsid="00eea20c"/>
    </style:style>
    <style:style style:name="T71" style:family="text">
      <style:text-properties officeooo:rsid="00f41eb7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1.579cm, 0cm, 1.30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48"/>
          </table:table-cell>
          <table:table-cell table:style-name="Tabla3.A1" office:value-type="string">
            <text:p text:style-name="P48"/>
          </table:table-cell>
          <table:table-cell table:style-name="Tabla3.A1" office:value-type="string">
            <text:p text:style-name="P48"><text:text-input text:description="&lt;for each=&quot;line in o.pack_operation_ids&quot;&gt;">For each line</text:text-input></text:p>
          </table:table-cell>
        </table:table-row>
        <table:table-row table:style-name="Tabla3.2">
          <table:table-cell table:style-name="Tabla3.A2" office:value-type="string">
            <text:p text:style-name="P51"><text:text-input text:description="&lt;formatLang(line.product_qty)&gt;">25,45</text:text-input><text:s/></text:p>
          </table:table-cell>
          <table:table-cell table:style-name="Tabla3.A2" office:value-type="string">
            <text:p text:style-name="P52"><text:text-input text:description="&lt;line.product_uom_id.name&gt;">kgs.</text:text-input></text:p>
          </table:table-cell>
          <table:table-cell table:style-name="Tabla3.A2" office:value-type="string">
            <text:p text:style-name="P49">[<text:text-input text:description="&lt;line.product_id.default_code&gt;">9788426574091</text:text-input>] <text:span text:style-name="T69"><text:text-input text:description="&lt;line.product_id.name&gt;">123456789012345</text:text-input></text:span><text:span text:style-name="T69"><text:s/></text:span><text:span text:style-name="T69"><text:placeholder text:placeholder-type="text">&lt;if test="line.product_id.prod_in_box"&gt;</text:placeholder></text:span><text:span text:style-name="T69"><text:s/></text:span><text:span text:style-name="T69"><text:placeholder text:placeholder-type="text">&lt;" Total %s %s" % (line.product_id.prod_in_box * line.product_qty, line.product_id.prod_in_box_uom)&gt;</text:placeholder></text:span><text:span text:style-name="T8"><text:placeholder text:placeholder-type="text">&lt;/if&gt;</text:placeholder></text:span><text:span text:style-name="T11"><text:placeholder text:placeholder-type="text">&lt;if test="line.lot_id"&gt;</text:placeholder></text:span><text:span text:style-name="T8"><text:placeholder text:placeholder-type="text">&lt;" Lote %s" % (line.lot_id.name)&gt;</text:placeholder></text:span><text:span text:style-name="T8"><text:placeholder text:placeholder-type="text">&lt;/if&gt;</text:placeholder></text:span></text:p>
          </table:table-cell>
        </table:table-row>
        <table:table-row table:style-name="Tabla3.3">
          <table:table-cell table:style-name="Tabla3.A1" office:value-type="string">
            <text:p text:style-name="P50"/>
          </table:table-cell>
          <table:table-cell table:style-name="Tabla3.B3" office:value-type="float" office:value="0">
            <text:p text:style-name="P50">0</text:p>
          </table:table-cell>
          <table:table-cell table:style-name="Tabla3.A1" office:value-type="string">
            <text:p text:style-name="P50"><text:text-input text:description="&lt;/for&gt;">End For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arial" svg:font-family="arial, sans-serif"/>
    <style:font-face style:name="Lohit Gujarati" svg:font-family="'Lohit Gujarat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399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2.127cm"/>
    </style:style>
    <style:style style:name="Tabla2.C" style:family="table-column">
      <style:table-column-properties style:column-width="14.54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Lohit Gujarati" fo:font-size="9pt" officeooo:paragraph-rsid="006c26cd" style:font-size-asian="9pt" style:font-size-complex="9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2222" style:text-position="-5% 100%" style:font-name="Lohit Gujarati" fo:font-size="9pt" fo:letter-spacing="normal" fo:font-style="normal" style:text-underline-style="none" fo:font-weight="normal" officeooo:rsid="00f41eb7" officeooo:paragraph-rsid="006c26cd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6c26cd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officeooo:paragraph-rsid="006bc22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4b075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b075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4c20f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d4c2a" officeooo:paragraph-rsid="004d4c2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officeooo:rsid="00eea20c"/>
    </style:style>
    <style:style style:name="MT10" style:family="text">
      <style:text-properties officeooo:rsid="00f41eb7"/>
    </style:style>
    <style:style style:name="MT11" style:family="text">
      <style:text-properties fo:font-variant="normal" fo:text-transform="none" fo:color="#222222" style:text-position="-5% 100%" style:font-name="Lohit Gujarati" fo:font-size="9pt" fo:letter-spacing="normal" fo:font-style="normal" style:text-underline-style="none" style:font-size-asian="9pt" style:font-style-asian="normal" style:font-name-complex="Lucida Sans" style:font-size-complex="9pt" style:font-style-complex="normal"/>
    </style:style>
    <style:style style:name="MT12" style:family="text">
      <style:text-properties fo:font-variant="normal" fo:text-transform="none" fo:color="#222222" style:text-position="-5% 100%" style:font-name="Lohit Gujarati" fo:font-size="9pt" fo:letter-spacing="normal" fo:font-style="normal" style:text-underline-style="none" officeooo:rsid="00f41eb7" style:font-size-asian="9pt" style:font-style-asian="normal" style:font-name-complex="Lucida Sans" style:font-size-complex="9pt" style:font-style-complex="normal"/>
    </style:style>
    <style:style style:name="MT13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4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font-size="8pt" style:font-size-asian="8pt" style:font-size-complex="8pt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fo:letter-spacing="-0.009cm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font-style="normal" officeooo:rsid="004e00d8" style:font-style-asian="normal" style:font-style-complex="normal"/>
    </style:style>
    <style:style style:name="MT47" style:family="text">
      <style:text-properties fo:font-style="normal" style:font-style-asian="normal" style:font-style-complex="normal"/>
    </style:style>
    <style:style style:name="MT4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MT50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4ee76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3" style:family="text">
      <style:text-properties fo:color="#221f1f" fo:letter-spacing="-0.007cm" fo:font-style="normal" officeooo:rsid="0010c812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7" style:family="text">
      <style:text-properties style:text-underline-style="none"/>
    </style:style>
    <style:style style:name="MT68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Graphics">
      <style:graphic-properties style:vertical-pos="from-top" style:horizontal-pos="from-left" style:horizontal-rel="paragraph" style:mirror="none" fo:clip="rect(0cm, 1.579cm, 0cm, 1.305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cm" svg:y="0cm" draw:z-index="0"><draw:text-box fo:min-height="1.401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0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>Juan Bautista Alberdi 4030<text:span text:style-name="MT9"> </text:span><draw:frame draw:style-name="Mfr3" draw:name="Imagen1" text:anchor-type="as-char" svg:y="-0.238cm" svg:width="0.351cm" svg:height="0.309cm" draw:z-index="4"><draw:image xlink:href="Pictures/100000000000012C000000A820C8694F9B818D0D.png" xlink:type="simple" xlink:show="embed" xlink:actuate="onLoad" loext:mime-type="image/png"/></draw:frame><text:s/><text:span text:style-name="MT10">11 5181 1424</text:span></text:p>
              <text:p text:style-name="MP11">Av. Pedro B. Palacios 961</text:p>
              <text:p text:style-name="MP12"><text:span text:style-name="MT11">Av. Gaona 1702 | 4469-0419 </text:span><text:span text:style-name="MT11"><draw:frame draw:style-name="Mfr3" draw:name="Imagen3" text:anchor-type="as-char" svg:y="-0.238cm" svg:width="0.351cm" svg:height="0.309cm" draw:z-index="3"><draw:image xlink:href="Pictures/100000000000012C000000A820C8694F9B818D0D.png" xlink:type="simple" xlink:show="embed" xlink:actuate="onLoad" loext:mime-type="image/png"/></draw:frame></text:span><text:span text:style-name="MT11"><text:s/></text:span><text:span text:style-name="MT12">11 3648 1043</text:span><text:span text:style-name="MT13"><text:line-break/></text:span></text:p>
              <text:p text:style-name="MP12"><text:a xlink:type="simple" xlink:href="http://www.ramosrevestimientos.com/" office:target-frame-name="_blank" xlink:show="new" text:style-name="Internet_20_link" text:visited-style-name="Visited_20_Internet_20_Link"><text:span text:style-name="MT14">www.ramosrevestimientos.com</text:span></text:a></text:p>
              <text:p text:style-name="MP13"><draw:frame draw:style-name="Mfr4" draw:name="Imagen2" text:anchor-type="paragraph" svg:x="0.332cm" svg:y="0.053cm" svg:width="0.328cm" svg:height="0.328cm" draw:z-index="2"><draw:image xlink:href="Pictures/100002010000002400000024D065DF4C96311F40.png" xlink:type="simple" xlink:show="embed" xlink:actuate="onLoad" loext:mime-type="image/png"/></draw:frame><text:s text:c="7"/>/RamosRevestimientos</text:p>
              <text:p text:style-name="MP14"/>
              <text:p text:style-name="MP15"><text:span text:style-name="MT15">I.V.A.: </text:span><text:span text:style-name="MT16"><text:placeholder text:placeholder-type="text">&lt;company.partner_id.responsability_id.name&gt;</text:placeholder></text:span></text:p>
              <text:p text:style-name="MP16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7"><text:text-input text:description="&lt;if test=&quot;print_header&quot;&gt;">IF2</text:text-input></text:span><text:span text:style-name="MT18">CUIT</text:span><text:span text:style-name="MT19">: </text:span><text:text-input text:description="&lt;company.partner_id.commercial_partner_id.formated_vat&gt;">20-31393297-9</text:text-input><text:span text:style-name="MT17"><text:text-input text:description="&lt;/if&gt;">&lt;/if&gt;</text:text-input></text:span></text:p>
              <text:p text:style-name="MP18"><text:span text:style-name="MT17"><text:text-input text:description="&lt;if test=&quot;print_header&quot;&gt;">IF2</text:text-input></text:span><text:span text:style-name="MT18">Ing. Brutos</text:span><text:span text:style-name="MT19">:</text:span> <text:text-input text:description="&lt;company.partner_id.iibb&gt;">EXENTO</text:text-input><text:span text:style-name="MT20"><text:text-input text:description="&lt;/if&gt;">&lt;/if&gt;</text:text-input></text:span></text:p>
              <text:p text:style-name="MP19"><text:span text:style-name="MT17"><text:text-input text:description="&lt;if test=&quot;print_header&quot;&gt;">IF2</text:text-input></text:span><text:span text:style-name="MT21">Inicio de actividades</text:span><text:span text:style-name="MT22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7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2"/>
              <text:p text:style-name="MP23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6"/>
              <text:p text:style-name="MP25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7"/>
              <text:p text:style-name="MP28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0"><text:span text:style-name="MT35"><text:text-input text:description="&lt;o.partner_id.commercial_partner_id.document_type_id.name&gt;">CUIT</text:text-input></text:span><text:span text:style-name="MT36">:</text:span><text:span text:style-name="MT37"> </text:span><text:span text:style-name="MT37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8">Transporte</text:span><text:span text:style-name="MT39">:</text:span><text:span text:style-name="MT40"> </text:span><text:span text:style-name="MT41"><text:text-input text:description="&lt;o.carrier_id.partner_id.name&gt;">El más rapido SRL</text:text-input></text:span></text:p>
              <text:p text:style-name="MP31"><text:span text:style-name="MT42">Dirección</text:span><text:span text:style-name="MT43">:</text:span><text:span text:style-name="MT44"> </text:span><text:span text:style-name="MT45"><text:text-input text:description="&lt;partner_address(o.carrier_id.partner_id)&gt;">Balcarce 666</text:text-input></text:span></text:p>
              <text:p text:style-name="MP32"><text:span text:style-name="MT46">CUIT</text:span><text:span text:style-name="MT47">:</text:span><text:span text:style-name="MT48"> </text:span><text:span text:style-name="MT49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3"><text:span text:style-name="MT50">Peso</text:span><text:span text:style-name="MT51">:</text:span><text:span text:style-name="MT52"> </text:span><text:span text:style-name="MT53"><text:text-input text:description="&lt;formatLang(o.weight)&gt;">30,5</text:text-input></text:span><text:span text:style-name="MT53"><text:s/>kgs.</text:span></text:p>
              <text:p text:style-name="MP33"><text:span text:style-name="MT50">Valor Decl.</text:span><text:span text:style-name="MT39">:</text:span><text:span text:style-name="MT52"> $</text:span><text:span text:style-name="MT53"><text:text-input text:description="&lt;formatLang(o.declared_value)&gt;">$ 1300</text:text-input></text:span></text:p>
              <text:p text:style-name="MP34"><text:span text:style-name="MT50">Q. Bultos</text:span><text:span text:style-name="MT54">:</text:span><text:span text:style-name="MT55"> </text:span><text:span text:style-name="MT53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56"><text:text-input text:description="&lt;if test=&quot;print_commercial&quot;&gt;">IF2</text:text-input></text:span><text:span text:style-name="MT57">Vendedor</text:span><text:span text:style-name="MT51">:</text:span><text:span text:style-name="MT52"> </text:span><text:span text:style-name="MT58"><text:text-input text:description="&lt;/if&gt;">&lt;/if&gt;</text:text-input></text:span></text:p>
              <text:p text:style-name="MP36"><text:span text:style-name="MT59">Doc. Origen</text:span><text:span text:style-name="MT60">:</text:span><text:span text:style-name="MT61"> </text:span><text:span text:style-name="MT62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 table:number-columns-repeated="2"/>
          <table:table-column table:style-name="Tabla2.C"/>
          <table:table-row table:style-name="Tabla2.1">
            <table:table-cell table:style-name="Tabla2.A1" office:value-type="string">
              <text:p text:style-name="MP37">Cantidad</text:p>
            </table:table-cell>
            <table:table-cell table:style-name="Tabla2.A1" office:value-type="string">
              <text:p text:style-name="MP38">Unidad</text:p>
            </table:table-cell>
            <table:table-cell table:style-name="Tabla2.A1" office:value-type="string">
              <text:p text:style-name="MP39">Descripción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63">OBSERVACIONES</text:span>: <text:span text:style-name="MT64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63">Recibí Conforme</text:span>:</text:p>
              <text:p text:style-name="MP45"><text:span text:style-name="MT63">Fecha</text:span>: <text:s/><text:span text:style-name="MT65"><text:s text:c="5"/>/ <text:s text:c="5"/>/ <text:s text:c="5"/></text:span></text:p>
              <text:p text:style-name="MP45"><text:span text:style-name="MT66">Hora</text:span><text:span text:style-name="MT67">:</text:span><text:span text:style-name="MT68"> <text:s text:c="2"/></text:span><text:span text:style-name="MT65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3-30T18:06:09.327720836</dc:date>
    <meta:editing-duration>P2DT4H22M30S</meta:editing-duration>
    <meta:editing-cycles>359</meta:editing-cycles>
    <meta:generator>LibreOffice/6.4.6.2$Linux_X86_64 LibreOffice_project/40$Build-2</meta:generator>
    <meta:document-statistic meta:table-count="6" meta:image-count="3" meta:object-count="0" meta:page-count="1" meta:paragraph-count="54" meta:word-count="267" meta:character-count="1684" meta:non-whitespace-character-count="1420"/>
  </office:meta>
</office:document-meta>
</file>